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b08b35" loext:opacity="100%" style:font-name="Consolas" fo:font-size="10.5pt" fo:font-weight="normal"/>
    </style:style>
    <style:style style:name="T3" style:family="text">
      <style:text-properties fo:color="#926600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 officeooo:rsid="00256366"/>
    </style:style>
    <style:style style:name="T5" style:family="text">
      <style:text-properties fo:color="#2b91af" loext:opacity="100%" style:font-name="Consolas" fo:font-size="10.5pt" fo:font-weight="normal"/>
    </style:style>
    <style:style style:name="T6" style:family="text">
      <style:text-properties fo:color="#eb2177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data was found on just 5000 emails over 5 authors.</text:p>
      <text:p text:style-name="P2"><text:span text:style-name="T1">  </text:span><text:span text:style-name="T2">HIDDEN_LAYER_SIZE</text:span><text:span text:style-name="T1"> = </text:span><text:span text:style-name="T3">2000</text:span></text:p>
      <text:p text:style-name="P3">    <text:span text:style-name="T2">BATCH_SIZE</text:span><text:span text:style-name="T1"> = </text:span><text:span text:style-name="T3">32</text:span></text:p>
      <text:p text:style-name="P3">    <text:span text:style-name="T2">N_ITERATIONS</text:span><text:span text:style-name="T1"> = </text:span><text:span text:style-name="T3">10</text:span><text:span text:style-name="T4">1</text:span></text:p>
      <text:p text:style-name="P3">    <text:span text:style-name="T1">model = </text:span><text:span text:style-name="T5">nn</text:span><text:span text:style-name="T1">.</text:span><text:span text:style-name="T5">Sequential</text:span><text:span text:style-name="T1">(</text:span></text:p>
      <text:p text:style-name="P3">        <text:span text:style-name="T5">nn</text:span><text:span text:style-name="T1">.</text:span><text:span text:style-name="T5">Linear</text:span><text:span text:style-name="T1">(num_features, </text:span><text:span text:style-name="T2">HIDDEN_LAYER_SIZE</text:span><text:span text:style-name="T1">),</text:span></text:p>
      <text:p text:style-name="P3">        <text:span text:style-name="T5">nn</text:span><text:span text:style-name="T1">.</text:span><text:span text:style-name="T5">ReLU</text:span><text:span text:style-name="T1">(),</text:span></text:p>
      <text:p text:style-name="P3">        <text:span text:style-name="T5">nn</text:span><text:span text:style-name="T1">.</text:span><text:span text:style-name="T5">Linear</text:span><text:span text:style-name="T1">(</text:span><text:span text:style-name="T2">HIDDEN_LAYER_SIZE</text:span><text:span text:style-name="T1">, </text:span><text:span text:style-name="T2">HIDDEN_LAYER_SIZE</text:span><text:span text:style-name="T1">),</text:span></text:p>
      <text:p text:style-name="P3">        <text:span text:style-name="T5">nn</text:span><text:span text:style-name="T1">.</text:span><text:span text:style-name="T5">ReLU</text:span><text:span text:style-name="T1">(),</text:span></text:p>
      <text:p text:style-name="P3">        <text:span text:style-name="T5">nn</text:span><text:span text:style-name="T1">.</text:span><text:span text:style-name="T5">Linear</text:span><text:span text:style-name="T1">(</text:span><text:span text:style-name="T2">HIDDEN_LAYER_SIZE</text:span><text:span text:style-name="T1">, </text:span><text:span text:style-name="T3">5</text:span><text:span text:style-name="T1">),</text:span></text:p>
      <text:p text:style-name="P3">    <text:span text:style-name="T1">).</text:span><text:span text:style-name="T6">to</text:span><text:span text:style-name="T1">(</text:span><text:span text:style-name="T2">DEVICE</text:span><text:span text:style-name="T1">)</text:span></text:p>
      <text:p text:style-name="P3"><text:span text:style-name="T1">Total time training 6.39870 seconds</text:span></text:p>
      <text:p text:style-name="P3"><text:span text:style-name="T1">Final train loss: 0.10700687766075134</text:span></text:p>
      <text:p text:style-name="P3"><text:span text:style-name="T1">Final test loss: 0.011411610059440136</text:span></text:p>
      <text:p text:style-name="P3"><text:span text:style-name="T1">Final train accuracy: 0.959</text:span></text:p>
      <text:p text:style-name="P3"><text:span text:style-name="T1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6</meta:editing-cycles>
    <meta:generator>LibreOffice/24.8.6.2$Windows_X86_64 LibreOffice_project/6d98ba145e9a8a39fc57bcc76981d1fb1316c60c</meta:generator>
    <meta:editing-duration>PT40M18S</meta:editing-duration>
    <dc:date>2025-04-11T14:03:18.561000000</dc:date>
    <meta:document-statistic meta:table-count="0" meta:image-count="2" meta:object-count="0" meta:page-count="1" meta:paragraph-count="17" meta:word-count="54" meta:character-count="520" meta:non-whitespace-character-count="423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